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p25</text:p>
          </table:table-cell>
          <table:table-cell table:style-name="ce1" office:value-type="string" calcext:value-type="string">
            <text:p>p50</text:p>
          </table:table-cell>
          <table:table-cell table:style-name="ce1" office:value-type="string" calcext:value-type="string">
            <text:p>p75</text:p>
          </table:table-cell>
          <table:table-cell table:style-name="ce1" office:value-type="string" calcext:value-type="string">
            <text:p>p90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61302367814091" calcext:value-type="float">
            <text:p>1.61302367814091</text:p>
          </table:table-cell>
          <table:table-cell table:style-name="ce2" office:value-type="float" office:value="0.740356908249496" calcext:value-type="float">
            <text:p>0.740356908249496</text:p>
          </table:table-cell>
          <table:table-cell table:style-name="ce2" office:value-type="float" office:value="0.641401051447807" calcext:value-type="float">
            <text:p>0.641401051447807</text:p>
          </table:table-cell>
          <table:table-cell table:style-name="ce2" office:value-type="float" office:value="1.16666795142184" calcext:value-type="float">
            <text:p>1.16666795142184</text:p>
          </table:table-cell>
          <table:table-cell table:style-name="ce2" office:value-type="float" office:value="1.28165818845154" calcext:value-type="float">
            <text:p>1.28165818845154</text:p>
          </table:table-cell>
          <table:table-cell table:style-name="ce2" office:value-type="float" office:value="1.46949316697897" calcext:value-type="float">
            <text:p>1.46949316697897</text:p>
          </table:table-cell>
          <table:table-cell table:style-name="ce2" office:value-type="float" office:value="1.7318772009152" calcext:value-type="float">
            <text:p>1.7318772009152</text:p>
          </table:table-cell>
          <table:table-cell table:style-name="ce2" office:value-type="float" office:value="2.11140265696518" calcext:value-type="float">
            <text:p>2.11140265696518</text:p>
          </table:table-cell>
          <table:table-cell table:style-name="ce2" office:value-type="float" office:value="28.516396735946" calcext:value-type="float">
            <text:p>28.5163967359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46268754190619" calcext:value-type="float">
            <text:p>1.46268754190619</text:p>
          </table:table-cell>
          <table:table-cell table:style-name="ce2" office:value-type="float" office:value="0.671354575221627" calcext:value-type="float">
            <text:p>0.671354575221627</text:p>
          </table:table-cell>
          <table:table-cell table:style-name="ce2" office:value-type="float" office:value="0.581621547179965" calcext:value-type="float">
            <text:p>0.581621547179965</text:p>
          </table:table-cell>
          <table:table-cell table:style-name="ce2" office:value-type="float" office:value="1.05793281351748" calcext:value-type="float">
            <text:p>1.05793281351748</text:p>
          </table:table-cell>
          <table:table-cell table:style-name="ce2" office:value-type="float" office:value="1.16220579439402" calcext:value-type="float">
            <text:p>1.16220579439402</text:p>
          </table:table-cell>
          <table:table-cell table:style-name="ce2" office:value-type="float" office:value="1.33253428166269" calcext:value-type="float">
            <text:p>1.33253428166269</text:p>
          </table:table-cell>
          <table:table-cell table:style-name="ce2" office:value-type="float" office:value="1.57046374471679" calcext:value-type="float">
            <text:p>1.57046374471679</text:p>
          </table:table-cell>
          <table:table-cell table:style-name="ce2" office:value-type="float" office:value="1.91461688017502" calcext:value-type="float">
            <text:p>1.91461688017502</text:p>
          </table:table-cell>
          <table:table-cell table:style-name="ce2" office:value-type="float" office:value="25.858627378487" calcext:value-type="float">
            <text:p>25.85862737848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LW</text:p>
          </table:table-cell>
          <table:table-cell table:style-name="ce5" office:value-type="float" office:value="1.6582666488136" calcext:value-type="float">
            <text:p>1.6582666488136</text:p>
          </table:table-cell>
          <table:table-cell table:style-name="ce5" office:value-type="float" office:value="0.35937258619978" calcext:value-type="float">
            <text:p>0.35937258619978</text:p>
          </table:table-cell>
          <table:table-cell table:style-name="ce5" office:value-type="float" office:value="0.779768864146336" calcext:value-type="float">
            <text:p>0.779768864146336</text:p>
          </table:table-cell>
          <table:table-cell table:style-name="ce5" office:value-type="float" office:value="1.29351405488978" calcext:value-type="float">
            <text:p>1.29351405488978</text:p>
          </table:table-cell>
          <table:table-cell table:style-name="ce5" office:value-type="float" office:value="1.43757581449827" calcext:value-type="float">
            <text:p>1.43757581449827</text:p>
          </table:table-cell>
          <table:table-cell table:style-name="ce5" office:value-type="float" office:value="1.6093131139247" calcext:value-type="float">
            <text:p>1.6093131139247</text:p>
          </table:table-cell>
          <table:table-cell table:style-name="ce5" office:value-type="float" office:value="1.81028221849575" calcext:value-type="float">
            <text:p>1.81028221849575</text:p>
          </table:table-cell>
          <table:table-cell table:style-name="ce5" office:value-type="float" office:value="2.04990268834286" calcext:value-type="float">
            <text:p>2.04990268834286</text:p>
          </table:table-cell>
          <table:table-cell table:style-name="ce5" office:value-type="float" office:value="5.04450779576938" calcext:value-type="float">
            <text:p>5.044507795769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OLS</text:p>
          </table:table-cell>
          <table:table-cell table:style-name="ce5" office:value-type="float" office:value="1.52929512106281" calcext:value-type="float">
            <text:p>1.52929512106281</text:p>
          </table:table-cell>
          <table:table-cell table:style-name="ce5" office:value-type="float" office:value="0.331422418169145" calcext:value-type="float">
            <text:p>0.331422418169145</text:p>
          </table:table-cell>
          <table:table-cell table:style-name="ce5" office:value-type="float" office:value="0.719122416379083" calcext:value-type="float">
            <text:p>0.719122416379083</text:p>
          </table:table-cell>
          <table:table-cell table:style-name="ce5" office:value-type="float" office:value="1.19291112474847" calcext:value-type="float">
            <text:p>1.19291112474847</text:p>
          </table:table-cell>
          <table:table-cell table:style-name="ce5" office:value-type="float" office:value="1.32576849497817" calcext:value-type="float">
            <text:p>1.32576849497817</text:p>
          </table:table-cell>
          <table:table-cell table:style-name="ce5" office:value-type="float" office:value="1.48414894260114" calcext:value-type="float">
            <text:p>1.48414894260114</text:p>
          </table:table-cell>
          <table:table-cell table:style-name="ce5" office:value-type="float" office:value="1.66948769455925" calcext:value-type="float">
            <text:p>1.66948769455925</text:p>
          </table:table-cell>
          <table:table-cell table:style-name="ce5" office:value-type="float" office:value="1.89047170560847" calcext:value-type="float">
            <text:p>1.89047170560847</text:p>
          </table:table-cell>
          <table:table-cell table:style-name="ce5" office:value-type="float" office:value="4.65217169129751" calcext:value-type="float">
            <text:p>4.6521716912975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2.01652857278301" calcext:value-type="float">
            <text:p>2.01652857278301</text:p>
          </table:table-cell>
          <table:table-cell table:style-name="ce2" office:value-type="float" office:value="1.53415604694362" calcext:value-type="float">
            <text:p>1.53415604694362</text:p>
          </table:table-cell>
          <table:table-cell table:style-name="ce2" office:value-type="float" office:value="0.472048665818964" calcext:value-type="float">
            <text:p>0.472048665818964</text:p>
          </table:table-cell>
          <table:table-cell table:style-name="ce2" office:value-type="float" office:value="1.29950280693803" calcext:value-type="float">
            <text:p>1.29950280693803</text:p>
          </table:table-cell>
          <table:table-cell table:style-name="ce2" office:value-type="float" office:value="1.51674274383587" calcext:value-type="float">
            <text:p>1.51674274383587</text:p>
          </table:table-cell>
          <table:table-cell table:style-name="ce2" office:value-type="float" office:value="1.76315155259049" calcext:value-type="float">
            <text:p>1.76315155259049</text:p>
          </table:table-cell>
          <table:table-cell table:style-name="ce2" office:value-type="float" office:value="2.09620027612622" calcext:value-type="float">
            <text:p>2.09620027612622</text:p>
          </table:table-cell>
          <table:table-cell table:style-name="ce2" office:value-type="float" office:value="2.41644935282017" calcext:value-type="float">
            <text:p>2.41644935282017</text:p>
          </table:table-cell>
          <table:table-cell table:style-name="ce2" office:value-type="float" office:value="19.9116856005711" calcext:value-type="float">
            <text:p>19.911685600571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2.0697652209191" calcext:value-type="float">
            <text:p>2.0697652209191</text:p>
          </table:table-cell>
          <table:table-cell table:style-name="ce2" office:value-type="float" office:value="1.57465799011434" calcext:value-type="float">
            <text:p>1.57465799011434</text:p>
          </table:table-cell>
          <table:table-cell table:style-name="ce2" office:value-type="float" office:value="0.484510819375575" calcext:value-type="float">
            <text:p>0.484510819375575</text:p>
          </table:table-cell>
          <table:table-cell table:style-name="ce2" office:value-type="float" office:value="1.33380987038288" calcext:value-type="float">
            <text:p>1.33380987038288</text:p>
          </table:table-cell>
          <table:table-cell table:style-name="ce2" office:value-type="float" office:value="1.55678497326737" calcext:value-type="float">
            <text:p>1.55678497326737</text:p>
          </table:table-cell>
          <table:table-cell table:style-name="ce2" office:value-type="float" office:value="1.80969901047567" calcext:value-type="float">
            <text:p>1.80969901047567</text:p>
          </table:table-cell>
          <table:table-cell table:style-name="ce2" office:value-type="float" office:value="2.15154026883899" calcext:value-type="float">
            <text:p>2.15154026883899</text:p>
          </table:table-cell>
          <table:table-cell table:style-name="ce2" office:value-type="float" office:value="2.48024396781898" calcext:value-type="float">
            <text:p>2.48024396781898</text:p>
          </table:table-cell>
          <table:table-cell table:style-name="ce2" office:value-type="float" office:value="20.437357001622" calcext:value-type="float">
            <text:p>20.43735700162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DLW</text:p>
          </table:table-cell>
          <table:table-cell table:style-name="ce5" office:value-type="float" office:value="1.4894597477142" calcext:value-type="float">
            <text:p>1.4894597477142</text:p>
          </table:table-cell>
          <table:table-cell table:style-name="ce5" office:value-type="float" office:value="1.39744845681994" calcext:value-type="float">
            <text:p>1.39744845681994</text:p>
          </table:table-cell>
          <table:table-cell table:style-name="ce5" office:value-type="float" office:value="0.606914885505107" calcext:value-type="float">
            <text:p>0.606914885505107</text:p>
          </table:table-cell>
          <table:table-cell table:style-name="ce5" office:value-type="float" office:value="1.30639489507417" calcext:value-type="float">
            <text:p>1.30639489507417</text:p>
          </table:table-cell>
          <table:table-cell table:style-name="ce5" office:value-type="float" office:value="1.36680375845196" calcext:value-type="float">
            <text:p>1.36680375845196</text:p>
          </table:table-cell>
          <table:table-cell table:style-name="ce5" office:value-type="float" office:value="1.44479464958618" calcext:value-type="float">
            <text:p>1.44479464958618</text:p>
          </table:table-cell>
          <table:table-cell table:style-name="ce5" office:value-type="float" office:value="1.5413139228435" calcext:value-type="float">
            <text:p>1.5413139228435</text:p>
          </table:table-cell>
          <table:table-cell table:style-name="ce5" office:value-type="float" office:value="1.66814458845462" calcext:value-type="float">
            <text:p>1.66814458845462</text:p>
          </table:table-cell>
          <table:table-cell table:style-name="ce5" office:value-type="float" office:value="188.770217431547" calcext:value-type="float">
            <text:p>188.77021743154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OLS</text:p>
          </table:table-cell>
          <table:table-cell table:style-name="ce5" office:value-type="float" office:value="1.32183939486088" calcext:value-type="float">
            <text:p>1.32183939486088</text:p>
          </table:table-cell>
          <table:table-cell table:style-name="ce5" office:value-type="float" office:value="1.24018284169609" calcext:value-type="float">
            <text:p>1.24018284169609</text:p>
          </table:table-cell>
          <table:table-cell table:style-name="ce5" office:value-type="float" office:value="0.538614088913308" calcext:value-type="float">
            <text:p>0.538614088913308</text:p>
          </table:table-cell>
          <table:table-cell table:style-name="ce5" office:value-type="float" office:value="1.15937623705796" calcext:value-type="float">
            <text:p>1.15937623705796</text:p>
          </table:table-cell>
          <table:table-cell table:style-name="ce5" office:value-type="float" office:value="1.21298682675941" calcext:value-type="float">
            <text:p>1.21298682675941</text:p>
          </table:table-cell>
          <table:table-cell table:style-name="ce5" office:value-type="float" office:value="1.28220080350482" calcext:value-type="float">
            <text:p>1.28220080350482</text:p>
          </table:table-cell>
          <table:table-cell table:style-name="ce5" office:value-type="float" office:value="1.36785802113065" calcext:value-type="float">
            <text:p>1.36785802113065</text:p>
          </table:table-cell>
          <table:table-cell table:style-name="ce5" office:value-type="float" office:value="1.48041545716642" calcext:value-type="float">
            <text:p>1.48041545716642</text:p>
          </table:table-cell>
          <table:table-cell table:style-name="ce5" office:value-type="float" office:value="167.526454045103" calcext:value-type="float">
            <text:p>167.52645404510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52037971410145" calcext:value-type="float">
            <text:p>1.52037971410145</text:p>
          </table:table-cell>
          <table:table-cell table:style-name="ce2" office:value-type="float" office:value="0.589754160245026" calcext:value-type="float">
            <text:p>0.589754160245026</text:p>
          </table:table-cell>
          <table:table-cell table:style-name="ce2" office:value-type="float" office:value="0.59494858319384" calcext:value-type="float">
            <text:p>0.59494858319384</text:p>
          </table:table-cell>
          <table:table-cell table:style-name="ce2" office:value-type="float" office:value="1.04287457358867" calcext:value-type="float">
            <text:p>1.04287457358867</text:p>
          </table:table-cell>
          <table:table-cell table:style-name="ce2" office:value-type="float" office:value="1.17993441543163" calcext:value-type="float">
            <text:p>1.17993441543163</text:p>
          </table:table-cell>
          <table:table-cell table:style-name="ce2" office:value-type="float" office:value="1.36103278797047" calcext:value-type="float">
            <text:p>1.36103278797047</text:p>
          </table:table-cell>
          <table:table-cell table:style-name="ce2" office:value-type="float" office:value="1.71280692963369" calcext:value-type="float">
            <text:p>1.71280692963369</text:p>
          </table:table-cell>
          <table:table-cell table:style-name="ce2" office:value-type="float" office:value="2.03147806757074" calcext:value-type="float">
            <text:p>2.03147806757074</text:p>
          </table:table-cell>
          <table:table-cell table:style-name="ce2" office:value-type="float" office:value="4.67944973107367" calcext:value-type="float">
            <text:p>4.6794497310736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50697953377039" calcext:value-type="float">
            <text:p>1.50697953377039</text:p>
          </table:table-cell>
          <table:table-cell table:style-name="ce2" office:value-type="float" office:value="0.584556240261631" calcext:value-type="float">
            <text:p>0.584556240261631</text:p>
          </table:table-cell>
          <table:table-cell table:style-name="ce2" office:value-type="float" office:value="0.589704881091949" calcext:value-type="float">
            <text:p>0.589704881091949</text:p>
          </table:table-cell>
          <table:table-cell table:style-name="ce2" office:value-type="float" office:value="1.03368298334371" calcext:value-type="float">
            <text:p>1.03368298334371</text:p>
          </table:table-cell>
          <table:table-cell table:style-name="ce2" office:value-type="float" office:value="1.16953481998916" calcext:value-type="float">
            <text:p>1.16953481998916</text:p>
          </table:table-cell>
          <table:table-cell table:style-name="ce2" office:value-type="float" office:value="1.34903704465311" calcext:value-type="float">
            <text:p>1.34903704465311</text:p>
          </table:table-cell>
          <table:table-cell table:style-name="ce2" office:value-type="float" office:value="1.69771075233239" calcext:value-type="float">
            <text:p>1.69771075233239</text:p>
          </table:table-cell>
          <table:table-cell table:style-name="ce2" office:value-type="float" office:value="2.01357321643943" calcext:value-type="float">
            <text:p>2.01357321643943</text:p>
          </table:table-cell>
          <table:table-cell table:style-name="ce2" office:value-type="float" office:value="4.63820643529373" calcext:value-type="float">
            <text:p>4.6382064352937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LW</text:p>
          </table:table-cell>
          <table:table-cell table:style-name="ce5" office:value-type="float" office:value="1.42417367358827" calcext:value-type="float">
            <text:p>1.42417367358827</text:p>
          </table:table-cell>
          <table:table-cell table:style-name="ce5" office:value-type="float" office:value="0.478686437366319" calcext:value-type="float">
            <text:p>0.478686437366319</text:p>
          </table:table-cell>
          <table:table-cell table:style-name="ce5" office:value-type="float" office:value="0.643588325848341" calcext:value-type="float">
            <text:p>0.643588325848341</text:p>
          </table:table-cell>
          <table:table-cell table:style-name="ce5" office:value-type="float" office:value="1.12601470229709" calcext:value-type="float">
            <text:p>1.12601470229709</text:p>
          </table:table-cell>
          <table:table-cell table:style-name="ce5" office:value-type="float" office:value="1.21188588556693" calcext:value-type="float">
            <text:p>1.21188588556693</text:p>
          </table:table-cell>
          <table:table-cell table:style-name="ce5" office:value-type="float" office:value="1.30902225484816" calcext:value-type="float">
            <text:p>1.30902225484816</text:p>
          </table:table-cell>
          <table:table-cell table:style-name="ce5" office:value-type="float" office:value="1.50669479289521" calcext:value-type="float">
            <text:p>1.50669479289521</text:p>
          </table:table-cell>
          <table:table-cell table:style-name="ce5" office:value-type="float" office:value="1.82163232314673" calcext:value-type="float">
            <text:p>1.82163232314673</text:p>
          </table:table-cell>
          <table:table-cell table:style-name="ce5" office:value-type="float" office:value="20.9345497920987" calcext:value-type="float">
            <text:p>20.934549792098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OLS</text:p>
          </table:table-cell>
          <table:table-cell table:style-name="ce5" office:value-type="float" office:value="1.42621358131101" calcext:value-type="float">
            <text:p>1.42621358131101</text:p>
          </table:table-cell>
          <table:table-cell table:style-name="ce5" office:value-type="float" office:value="0.479372081384643" calcext:value-type="float">
            <text:p>0.479372081384643</text:p>
          </table:table-cell>
          <table:table-cell table:style-name="ce5" office:value-type="float" office:value="0.64451016622533" calcext:value-type="float">
            <text:p>0.64451016622533</text:p>
          </table:table-cell>
          <table:table-cell table:style-name="ce5" office:value-type="float" office:value="1.12762754357461" calcext:value-type="float">
            <text:p>1.12762754357461</text:p>
          </table:table-cell>
          <table:table-cell table:style-name="ce5" office:value-type="float" office:value="1.21362172398529" calcext:value-type="float">
            <text:p>1.21362172398529</text:p>
          </table:table-cell>
          <table:table-cell table:style-name="ce5" office:value-type="float" office:value="1.31089722603771" calcext:value-type="float">
            <text:p>1.31089722603771</text:p>
          </table:table-cell>
          <table:table-cell table:style-name="ce5" office:value-type="float" office:value="1.50885289931216" calcext:value-type="float">
            <text:p>1.50885289931216</text:p>
          </table:table-cell>
          <table:table-cell table:style-name="ce5" office:value-type="float" office:value="1.82424152869018" calcext:value-type="float">
            <text:p>1.82424152869018</text:p>
          </table:table-cell>
          <table:table-cell table:style-name="ce5" office:value-type="float" office:value="20.9645352851497" calcext:value-type="float">
            <text:p>20.964535285149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15771511154927" calcext:value-type="float">
            <text:p>1.15771511154927</text:p>
          </table:table-cell>
          <table:table-cell table:style-name="ce2" office:value-type="float" office:value="0.312457332480436" calcext:value-type="float">
            <text:p>0.312457332480436</text:p>
          </table:table-cell>
          <table:table-cell table:style-name="ce2" office:value-type="float" office:value="0.467420205526528" calcext:value-type="float">
            <text:p>0.467420205526528</text:p>
          </table:table-cell>
          <table:table-cell table:style-name="ce2" office:value-type="float" office:value="1.05569748831726" calcext:value-type="float">
            <text:p>1.05569748831726</text:p>
          </table:table-cell>
          <table:table-cell table:style-name="ce2" office:value-type="float" office:value="1.08508826279623" calcext:value-type="float">
            <text:p>1.08508826279623</text:p>
          </table:table-cell>
          <table:table-cell table:style-name="ce2" office:value-type="float" office:value="1.12367481021747" calcext:value-type="float">
            <text:p>1.12367481021747</text:p>
          </table:table-cell>
          <table:table-cell table:style-name="ce2" office:value-type="float" office:value="1.18283413892233" calcext:value-type="float">
            <text:p>1.18283413892233</text:p>
          </table:table-cell>
          <table:table-cell table:style-name="ce2" office:value-type="float" office:value="1.2759505262441" calcext:value-type="float">
            <text:p>1.2759505262441</text:p>
          </table:table-cell>
          <table:table-cell table:style-name="ce2" office:value-type="float" office:value="65.8282063533783" calcext:value-type="float">
            <text:p>65.828206353378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13992911251926" calcext:value-type="float">
            <text:p>1.13992911251926</text:p>
          </table:table-cell>
          <table:table-cell table:style-name="ce2" office:value-type="float" office:value="0.307657044605658" calcext:value-type="float">
            <text:p>0.307657044605658</text:p>
          </table:table-cell>
          <table:table-cell table:style-name="ce2" office:value-type="float" office:value="0.460239220119007" calcext:value-type="float">
            <text:p>0.460239220119007</text:p>
          </table:table-cell>
          <table:table-cell table:style-name="ce2" office:value-type="float" office:value="1.03947878795145" calcext:value-type="float">
            <text:p>1.03947878795145</text:p>
          </table:table-cell>
          <table:table-cell table:style-name="ce2" office:value-type="float" office:value="1.06841803140939" calcext:value-type="float">
            <text:p>1.06841803140939</text:p>
          </table:table-cell>
          <table:table-cell table:style-name="ce2" office:value-type="float" office:value="1.10641177297696" calcext:value-type="float">
            <text:p>1.10641177297696</text:p>
          </table:table-cell>
          <table:table-cell table:style-name="ce2" office:value-type="float" office:value="1.16466223580242" calcext:value-type="float">
            <text:p>1.16466223580242</text:p>
          </table:table-cell>
          <table:table-cell table:style-name="ce2" office:value-type="float" office:value="1.25634807431468" calcext:value-type="float">
            <text:p>1.25634807431468</text:p>
          </table:table-cell>
          <table:table-cell table:style-name="ce2" office:value-type="float" office:value="64.8168863812466" calcext:value-type="float">
            <text:p>64.81688638124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DLW</text:p>
          </table:table-cell>
          <table:table-cell table:style-name="ce5" office:value-type="float" office:value="1.43434144403113" calcext:value-type="float">
            <text:p>1.43434144403113</text:p>
          </table:table-cell>
          <table:table-cell table:style-name="ce5" office:value-type="float" office:value="0.233809316809508" calcext:value-type="float">
            <text:p>0.233809316809508</text:p>
          </table:table-cell>
          <table:table-cell table:style-name="ce5" office:value-type="float" office:value="0.418598678543465" calcext:value-type="float">
            <text:p>0.418598678543465</text:p>
          </table:table-cell>
          <table:table-cell table:style-name="ce5" office:value-type="float" office:value="1.21708039301675" calcext:value-type="float">
            <text:p>1.21708039301675</text:p>
          </table:table-cell>
          <table:table-cell table:style-name="ce5" office:value-type="float" office:value="1.28877085566073" calcext:value-type="float">
            <text:p>1.28877085566073</text:p>
          </table:table-cell>
          <table:table-cell table:style-name="ce5" office:value-type="float" office:value="1.38764743157014" calcext:value-type="float">
            <text:p>1.38764743157014</text:p>
          </table:table-cell>
          <table:table-cell table:style-name="ce5" office:value-type="float" office:value="1.52470710737637" calcext:value-type="float">
            <text:p>1.52470710737637</text:p>
          </table:table-cell>
          <table:table-cell table:style-name="ce5" office:value-type="float" office:value="1.70154504119906" calcext:value-type="float">
            <text:p>1.70154504119906</text:p>
          </table:table-cell>
          <table:table-cell table:style-name="ce5" office:value-type="float" office:value="4.70017095376925" calcext:value-type="float">
            <text:p>4.700170953769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OLS</text:p>
          </table:table-cell>
          <table:table-cell table:style-name="ce5" office:value-type="float" office:value="1.35121235613319" calcext:value-type="float">
            <text:p>1.35121235613319</text:p>
          </table:table-cell>
          <table:table-cell table:style-name="ce5" office:value-type="float" office:value="0.220258599628954" calcext:value-type="float">
            <text:p>0.220258599628954</text:p>
          </table:table-cell>
          <table:table-cell table:style-name="ce5" office:value-type="float" office:value="0.394338258203938" calcext:value-type="float">
            <text:p>0.394338258203938</text:p>
          </table:table-cell>
          <table:table-cell table:style-name="ce5" office:value-type="float" office:value="1.14654294644783" calcext:value-type="float">
            <text:p>1.14654294644783</text:p>
          </table:table-cell>
          <table:table-cell table:style-name="ce5" office:value-type="float" office:value="1.21407849688776" calcext:value-type="float">
            <text:p>1.21407849688776</text:p>
          </table:table-cell>
          <table:table-cell table:style-name="ce5" office:value-type="float" office:value="1.30722455472281" calcext:value-type="float">
            <text:p>1.30722455472281</text:p>
          </table:table-cell>
          <table:table-cell table:style-name="ce5" office:value-type="float" office:value="1.43634076219744" calcext:value-type="float">
            <text:p>1.43634076219744</text:p>
          </table:table-cell>
          <table:table-cell table:style-name="ce5" office:value-type="float" office:value="1.60292982800785" calcext:value-type="float">
            <text:p>1.60292982800785</text:p>
          </table:table-cell>
          <table:table-cell table:style-name="ce5" office:value-type="float" office:value="4.42776655105388" calcext:value-type="float">
            <text:p>4.4277665510538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2.12158007893615" calcext:value-type="float">
            <text:p>2.12158007893615</text:p>
          </table:table-cell>
          <table:table-cell table:style-name="ce2" office:value-type="float" office:value="10.9734895907889" calcext:value-type="float">
            <text:p>10.9734895907889</text:p>
          </table:table-cell>
          <table:table-cell table:style-name="ce2" office:value-type="float" office:value="0.897739797200725" calcext:value-type="float">
            <text:p>0.897739797200725</text:p>
          </table:table-cell>
          <table:table-cell table:style-name="ce2" office:value-type="float" office:value="1.14776369246639" calcext:value-type="float">
            <text:p>1.14776369246639</text:p>
          </table:table-cell>
          <table:table-cell table:style-name="ce2" office:value-type="float" office:value="1.30239928641586" calcext:value-type="float">
            <text:p>1.30239928641586</text:p>
          </table:table-cell>
          <table:table-cell table:style-name="ce2" office:value-type="float" office:value="1.61461730826713" calcext:value-type="float">
            <text:p>1.61461730826713</text:p>
          </table:table-cell>
          <table:table-cell table:style-name="ce2" office:value-type="float" office:value="2.11087241610105" calcext:value-type="float">
            <text:p>2.11087241610105</text:p>
          </table:table-cell>
          <table:table-cell table:style-name="ce2" office:value-type="float" office:value="2.88003828814464" calcext:value-type="float">
            <text:p>2.88003828814464</text:p>
          </table:table-cell>
          <table:table-cell table:style-name="ce2" office:value-type="float" office:value="667.502795292063" calcext:value-type="float">
            <text:p>667.5027952920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78092375960268" calcext:value-type="float">
            <text:p>1.78092375960268</text:p>
          </table:table-cell>
          <table:table-cell table:style-name="ce2" office:value-type="float" office:value="9.21150633531043" calcext:value-type="float">
            <text:p>9.21150633531043</text:p>
          </table:table-cell>
          <table:table-cell table:style-name="ce2" office:value-type="float" office:value="0.753592169651864" calcext:value-type="float">
            <text:p>0.753592169651864</text:p>
          </table:table-cell>
          <table:table-cell table:style-name="ce2" office:value-type="float" office:value="0.963470410858914" calcext:value-type="float">
            <text:p>0.963470410858914</text:p>
          </table:table-cell>
          <table:table-cell table:style-name="ce2" office:value-type="float" office:value="1.09327658979088" calcext:value-type="float">
            <text:p>1.09327658979088</text:p>
          </table:table-cell>
          <table:table-cell table:style-name="ce2" office:value-type="float" office:value="1.3553626165271" calcext:value-type="float">
            <text:p>1.3553626165271</text:p>
          </table:table-cell>
          <table:table-cell table:style-name="ce2" office:value-type="float" office:value="1.77193539694687" calcext:value-type="float">
            <text:p>1.77193539694687</text:p>
          </table:table-cell>
          <table:table-cell table:style-name="ce2" office:value-type="float" office:value="2.41759840547438" calcext:value-type="float">
            <text:p>2.41759840547438</text:p>
          </table:table-cell>
          <table:table-cell table:style-name="ce2" office:value-type="float" office:value="560.323694372612" calcext:value-type="float">
            <text:p>560.32369437261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DLW</text:p>
          </table:table-cell>
          <table:table-cell table:style-name="ce5" office:value-type="float" office:value="1.22304077487404" calcext:value-type="float">
            <text:p>1.22304077487404</text:p>
          </table:table-cell>
          <table:table-cell table:style-name="ce5" office:value-type="float" office:value="0.961509241668051" calcext:value-type="float">
            <text:p>0.961509241668051</text:p>
          </table:table-cell>
          <table:table-cell table:style-name="ce5" office:value-type="float" office:value="0.487257541325223" calcext:value-type="float">
            <text:p>0.487257541325223</text:p>
          </table:table-cell>
          <table:table-cell table:style-name="ce5" office:value-type="float" office:value="0.696491982297814" calcext:value-type="float">
            <text:p>0.696491982297814</text:p>
          </table:table-cell>
          <table:table-cell table:style-name="ce5" office:value-type="float" office:value="0.79650041830955" calcext:value-type="float">
            <text:p>0.79650041830955</text:p>
          </table:table-cell>
          <table:table-cell table:style-name="ce5" office:value-type="float" office:value="0.977615050980474" calcext:value-type="float">
            <text:p>0.977615050980474</text:p>
          </table:table-cell>
          <table:table-cell table:style-name="ce5" office:value-type="float" office:value="1.27039220335733" calcext:value-type="float">
            <text:p>1.27039220335733</text:p>
          </table:table-cell>
          <table:table-cell table:style-name="ce5" office:value-type="float" office:value="1.83171950761229" calcext:value-type="float">
            <text:p>1.83171950761229</text:p>
          </table:table-cell>
          <table:table-cell table:style-name="ce5" office:value-type="float" office:value="9.71338459225409" calcext:value-type="float">
            <text:p>9.7133845922540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OLS</text:p>
          </table:table-cell>
          <table:table-cell table:style-name="ce5" office:value-type="float" office:value="1.27745989188402" calcext:value-type="float">
            <text:p>1.27745989188402</text:p>
          </table:table-cell>
          <table:table-cell table:style-name="ce5" office:value-type="float" office:value="1.00429153069999" calcext:value-type="float">
            <text:p>1.00429153069999</text:p>
          </table:table-cell>
          <table:table-cell table:style-name="ce5" office:value-type="float" office:value="0.508938032851029" calcext:value-type="float">
            <text:p>0.508938032851029</text:p>
          </table:table-cell>
          <table:table-cell table:style-name="ce5" office:value-type="float" office:value="0.727482346200507" calcext:value-type="float">
            <text:p>0.727482346200507</text:p>
          </table:table-cell>
          <table:table-cell table:style-name="ce5" office:value-type="float" office:value="0.831940650845501" calcext:value-type="float">
            <text:p>0.831940650845501</text:p>
          </table:table-cell>
          <table:table-cell table:style-name="ce5" office:value-type="float" office:value="1.02111396691441" calcext:value-type="float">
            <text:p>1.02111396691441</text:p>
          </table:table-cell>
          <table:table-cell table:style-name="ce5" office:value-type="float" office:value="1.32691821899257" calcext:value-type="float">
            <text:p>1.32691821899257</text:p>
          </table:table-cell>
          <table:table-cell table:style-name="ce5" office:value-type="float" office:value="1.91322174389258" calcext:value-type="float">
            <text:p>1.91322174389258</text:p>
          </table:table-cell>
          <table:table-cell table:style-name="ce5" office:value-type="float" office:value="10.145580986314" calcext:value-type="float">
            <text:p>10.1455809863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38986548711121" calcext:value-type="float">
            <text:p>1.38986548711121</text:p>
          </table:table-cell>
          <table:table-cell table:style-name="ce2" office:value-type="float" office:value="0.464265890158761" calcext:value-type="float">
            <text:p>0.464265890158761</text:p>
          </table:table-cell>
          <table:table-cell table:style-name="ce2" office:value-type="float" office:value="0.785920195264081" calcext:value-type="float">
            <text:p>0.785920195264081</text:p>
          </table:table-cell>
          <table:table-cell table:style-name="ce2" office:value-type="float" office:value="1.10037921008618" calcext:value-type="float">
            <text:p>1.10037921008618</text:p>
          </table:table-cell>
          <table:table-cell table:style-name="ce2" office:value-type="float" office:value="1.17063410457147" calcext:value-type="float">
            <text:p>1.17063410457147</text:p>
          </table:table-cell>
          <table:table-cell table:style-name="ce2" office:value-type="float" office:value="1.28230517779072" calcext:value-type="float">
            <text:p>1.28230517779072</text:p>
          </table:table-cell>
          <table:table-cell table:style-name="ce2" office:value-type="float" office:value="1.45606481112981" calcext:value-type="float">
            <text:p>1.45606481112981</text:p>
          </table:table-cell>
          <table:table-cell table:style-name="ce2" office:value-type="float" office:value="1.73943984967616" calcext:value-type="float">
            <text:p>1.73943984967616</text:p>
          </table:table-cell>
          <table:table-cell table:style-name="ce2" office:value-type="float" office:value="14.8093339817726" calcext:value-type="float">
            <text:p>14.809333981772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35576374459526" calcext:value-type="float">
            <text:p>1.35576374459526</text:p>
          </table:table-cell>
          <table:table-cell table:style-name="ce2" office:value-type="float" office:value="0.452874661301042" calcext:value-type="float">
            <text:p>0.452874661301042</text:p>
          </table:table-cell>
          <table:table-cell table:style-name="ce2" office:value-type="float" office:value="0.76663685569956" calcext:value-type="float">
            <text:p>0.76663685569956</text:p>
          </table:table-cell>
          <table:table-cell table:style-name="ce2" office:value-type="float" office:value="1.07338030347238" calcext:value-type="float">
            <text:p>1.07338030347238</text:p>
          </table:table-cell>
          <table:table-cell table:style-name="ce2" office:value-type="float" office:value="1.14191142371877" calcext:value-type="float">
            <text:p>1.14191142371877</text:p>
          </table:table-cell>
          <table:table-cell table:style-name="ce2" office:value-type="float" office:value="1.25084253525057" calcext:value-type="float">
            <text:p>1.25084253525057</text:p>
          </table:table-cell>
          <table:table-cell table:style-name="ce2" office:value-type="float" office:value="1.42033880186047" calcext:value-type="float">
            <text:p>1.42033880186047</text:p>
          </table:table-cell>
          <table:table-cell table:style-name="ce2" office:value-type="float" office:value="1.69676094986484" calcext:value-type="float">
            <text:p>1.69676094986484</text:p>
          </table:table-cell>
          <table:table-cell table:style-name="ce2" office:value-type="float" office:value="14.445972132038" calcext:value-type="float">
            <text:p>14.445972132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DLW</text:p>
          </table:table-cell>
          <table:table-cell table:style-name="ce5" office:value-type="float" office:value="1.64409080949396" calcext:value-type="float">
            <text:p>1.64409080949396</text:p>
          </table:table-cell>
          <table:table-cell table:style-name="ce5" office:value-type="float" office:value="0.718012639404809" calcext:value-type="float">
            <text:p>0.718012639404809</text:p>
          </table:table-cell>
          <table:table-cell table:style-name="ce5" office:value-type="float" office:value="0.841936542003741" calcext:value-type="float">
            <text:p>0.841936542003741</text:p>
          </table:table-cell>
          <table:table-cell table:style-name="ce5" office:value-type="float" office:value="1.22686257363959" calcext:value-type="float">
            <text:p>1.22686257363959</text:p>
          </table:table-cell>
          <table:table-cell table:style-name="ce5" office:value-type="float" office:value="1.36158403869586" calcext:value-type="float">
            <text:p>1.36158403869586</text:p>
          </table:table-cell>
          <table:table-cell table:style-name="ce5" office:value-type="float" office:value="1.55197783498462" calcext:value-type="float">
            <text:p>1.55197783498462</text:p>
          </table:table-cell>
          <table:table-cell table:style-name="ce5" office:value-type="float" office:value="1.72451041668182" calcext:value-type="float">
            <text:p>1.72451041668182</text:p>
          </table:table-cell>
          <table:table-cell table:style-name="ce5" office:value-type="float" office:value="2.0450446242208" calcext:value-type="float">
            <text:p>2.0450446242208</text:p>
          </table:table-cell>
          <table:table-cell table:style-name="ce5" office:value-type="float" office:value="13.8351915104801" calcext:value-type="float">
            <text:p>13.835191510480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OLS</text:p>
          </table:table-cell>
          <table:table-cell table:style-name="ce5" office:value-type="float" office:value="1.42931579944508" calcext:value-type="float">
            <text:p>1.42931579944508</text:p>
          </table:table-cell>
          <table:table-cell table:style-name="ce5" office:value-type="float" office:value="0.624215404511896" calcext:value-type="float">
            <text:p>0.624215404511896</text:p>
          </table:table-cell>
          <table:table-cell table:style-name="ce5" office:value-type="float" office:value="0.731950567856106" calcext:value-type="float">
            <text:p>0.731950567856106</text:p>
          </table:table-cell>
          <table:table-cell table:style-name="ce5" office:value-type="float" office:value="1.06659197297664" calcext:value-type="float">
            <text:p>1.06659197297664</text:p>
          </table:table-cell>
          <table:table-cell table:style-name="ce5" office:value-type="float" office:value="1.18371416441362" calcext:value-type="float">
            <text:p>1.18371416441362</text:p>
          </table:table-cell>
          <table:table-cell table:style-name="ce5" office:value-type="float" office:value="1.34923595894005" calcext:value-type="float">
            <text:p>1.34923595894005</text:p>
          </table:table-cell>
          <table:table-cell table:style-name="ce5" office:value-type="float" office:value="1.49922983002966" calcext:value-type="float">
            <text:p>1.49922983002966</text:p>
          </table:table-cell>
          <table:table-cell table:style-name="ce5" office:value-type="float" office:value="1.77789120594179" calcext:value-type="float">
            <text:p>1.77789120594179</text:p>
          </table:table-cell>
          <table:table-cell table:style-name="ce5" office:value-type="float" office:value="12.0278379394167" calcext:value-type="float">
            <text:p>12.027837939416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26017413766701" calcext:value-type="float">
            <text:p>1.26017413766701</text:p>
          </table:table-cell>
          <table:table-cell table:style-name="ce2" office:value-type="float" office:value="0.442697599322043" calcext:value-type="float">
            <text:p>0.442697599322043</text:p>
          </table:table-cell>
          <table:table-cell table:style-name="ce2" office:value-type="float" office:value="0.215154884200368" calcext:value-type="float">
            <text:p>0.215154884200368</text:p>
          </table:table-cell>
          <table:table-cell table:style-name="ce2" office:value-type="float" office:value="1.06554752381776" calcext:value-type="float">
            <text:p>1.06554752381776</text:p>
          </table:table-cell>
          <table:table-cell table:style-name="ce2" office:value-type="float" office:value="1.14931487912756" calcext:value-type="float">
            <text:p>1.14931487912756</text:p>
          </table:table-cell>
          <table:table-cell table:style-name="ce2" office:value-type="float" office:value="1.23599914430266" calcext:value-type="float">
            <text:p>1.23599914430266</text:p>
          </table:table-cell>
          <table:table-cell table:style-name="ce2" office:value-type="float" office:value="1.32398470102075" calcext:value-type="float">
            <text:p>1.32398470102075</text:p>
          </table:table-cell>
          <table:table-cell table:style-name="ce2" office:value-type="float" office:value="1.42204240930972" calcext:value-type="float">
            <text:p>1.42204240930972</text:p>
          </table:table-cell>
          <table:table-cell table:style-name="ce2" office:value-type="float" office:value="13.9629841421123" calcext:value-type="float">
            <text:p>13.962984142112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26726948612593" calcext:value-type="float">
            <text:p>1.26726948612593</text:p>
          </table:table-cell>
          <table:table-cell table:style-name="ce2" office:value-type="float" office:value="0.445190186366349" calcext:value-type="float">
            <text:p>0.445190186366349</text:p>
          </table:table-cell>
          <table:table-cell table:style-name="ce2" office:value-type="float" office:value="0.216366303186372" calcext:value-type="float">
            <text:p>0.216366303186372</text:p>
          </table:table-cell>
          <table:table-cell table:style-name="ce2" office:value-type="float" office:value="1.07154703670653" calcext:value-type="float">
            <text:p>1.07154703670653</text:p>
          </table:table-cell>
          <table:table-cell table:style-name="ce2" office:value-type="float" office:value="1.15578603998754" calcext:value-type="float">
            <text:p>1.15578603998754</text:p>
          </table:table-cell>
          <table:table-cell table:style-name="ce2" office:value-type="float" office:value="1.24295837665129" calcext:value-type="float">
            <text:p>1.24295837665129</text:p>
          </table:table-cell>
          <table:table-cell table:style-name="ce2" office:value-type="float" office:value="1.33143933171601" calcext:value-type="float">
            <text:p>1.33143933171601</text:p>
          </table:table-cell>
          <table:table-cell table:style-name="ce2" office:value-type="float" office:value="1.4300491491053" calcext:value-type="float">
            <text:p>1.4300491491053</text:p>
          </table:table-cell>
          <table:table-cell table:style-name="ce2" office:value-type="float" office:value="14.0416020370947" calcext:value-type="float">
            <text:p>14.041602037094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LW</text:p>
          </table:table-cell>
          <table:table-cell table:style-name="ce5" office:value-type="float" office:value="1.31941073270418" calcext:value-type="float">
            <text:p>1.31941073270418</text:p>
          </table:table-cell>
          <table:table-cell table:style-name="ce5" office:value-type="float" office:value="0.551402844308827" calcext:value-type="float">
            <text:p>0.551402844308827</text:p>
          </table:table-cell>
          <table:table-cell table:style-name="ce5" office:value-type="float" office:value="0.257976979217892" calcext:value-type="float">
            <text:p>0.257976979217892</text:p>
          </table:table-cell>
          <table:table-cell table:style-name="ce5" office:value-type="float" office:value="1.09617398161295" calcext:value-type="float">
            <text:p>1.09617398161295</text:p>
          </table:table-cell>
          <table:table-cell table:style-name="ce5" office:value-type="float" office:value="1.20284194391329" calcext:value-type="float">
            <text:p>1.20284194391329</text:p>
          </table:table-cell>
          <table:table-cell table:style-name="ce5" office:value-type="float" office:value="1.31824369637727" calcext:value-type="float">
            <text:p>1.31824369637727</text:p>
          </table:table-cell>
          <table:table-cell table:style-name="ce5" office:value-type="float" office:value="1.37773330019356" calcext:value-type="float">
            <text:p>1.37773330019356</text:p>
          </table:table-cell>
          <table:table-cell table:style-name="ce5" office:value-type="float" office:value="1.45944726893108" calcext:value-type="float">
            <text:p>1.45944726893108</text:p>
          </table:table-cell>
          <table:table-cell table:style-name="ce5" office:value-type="float" office:value="26.8272439245776" calcext:value-type="float">
            <text:p>26.827243924577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OLS</text:p>
          </table:table-cell>
          <table:table-cell table:style-name="ce5" office:value-type="float" office:value="1.29327040142691" calcext:value-type="float">
            <text:p>1.29327040142691</text:p>
          </table:table-cell>
          <table:table-cell table:style-name="ce5" office:value-type="float" office:value="0.5404783818498" calcext:value-type="float">
            <text:p>0.5404783818498</text:p>
          </table:table-cell>
          <table:table-cell table:style-name="ce5" office:value-type="float" office:value="0.252865906879679" calcext:value-type="float">
            <text:p>0.252865906879679</text:p>
          </table:table-cell>
          <table:table-cell table:style-name="ce5" office:value-type="float" office:value="1.07445644490763" calcext:value-type="float">
            <text:p>1.07445644490763</text:p>
          </table:table-cell>
          <table:table-cell table:style-name="ce5" office:value-type="float" office:value="1.17901108813144" calcext:value-type="float">
            <text:p>1.17901108813144</text:p>
          </table:table-cell>
          <table:table-cell table:style-name="ce5" office:value-type="float" office:value="1.29212648657039" calcext:value-type="float">
            <text:p>1.29212648657039</text:p>
          </table:table-cell>
          <table:table-cell table:style-name="ce5" office:value-type="float" office:value="1.35043747487844" calcext:value-type="float">
            <text:p>1.35043747487844</text:p>
          </table:table-cell>
          <table:table-cell table:style-name="ce5" office:value-type="float" office:value="1.43053251619644" calcext:value-type="float">
            <text:p>1.43053251619644</text:p>
          </table:table-cell>
          <table:table-cell table:style-name="ce5" office:value-type="float" office:value="26.2957391959421" calcext:value-type="float">
            <text:p>26.295739195942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LW</text:p>
          </table:table-cell>
          <table:table-cell table:style-name="ce2" office:value-type="float" office:value="1.22474177743184" calcext:value-type="float">
            <text:p>1.22474177743184</text:p>
          </table:table-cell>
          <table:table-cell table:style-name="ce2" office:value-type="float" office:value="0.207452387567744" calcext:value-type="float">
            <text:p>0.207452387567744</text:p>
          </table:table-cell>
          <table:table-cell table:style-name="ce2" office:value-type="float" office:value="0.53333470065713" calcext:value-type="float">
            <text:p>0.53333470065713</text:p>
          </table:table-cell>
          <table:table-cell table:style-name="ce2" office:value-type="float" office:value="1.12103338501381" calcext:value-type="float">
            <text:p>1.12103338501381</text:p>
          </table:table-cell>
          <table:table-cell table:style-name="ce2" office:value-type="float" office:value="1.16744525383552" calcext:value-type="float">
            <text:p>1.16744525383552</text:p>
          </table:table-cell>
          <table:table-cell table:style-name="ce2" office:value-type="float" office:value="1.2197731053831" calcext:value-type="float">
            <text:p>1.2197731053831</text:p>
          </table:table-cell>
          <table:table-cell table:style-name="ce2" office:value-type="float" office:value="1.26492639879222" calcext:value-type="float">
            <text:p>1.26492639879222</text:p>
          </table:table-cell>
          <table:table-cell table:style-name="ce2" office:value-type="float" office:value="1.30617785128206" calcext:value-type="float">
            <text:p>1.30617785128206</text:p>
          </table:table-cell>
          <table:table-cell table:style-name="ce2" office:value-type="float" office:value="7.97526990490653" calcext:value-type="float">
            <text:p>7.9752699049065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LS</text:p>
          </table:table-cell>
          <table:table-cell table:style-name="ce2" office:value-type="float" office:value="1.23659644472839" calcext:value-type="float">
            <text:p>1.23659644472839</text:p>
          </table:table-cell>
          <table:table-cell table:style-name="ce2" office:value-type="float" office:value="0.209460385563573" calcext:value-type="float">
            <text:p>0.209460385563573</text:p>
          </table:table-cell>
          <table:table-cell table:style-name="ce2" office:value-type="float" office:value="0.538497017767972" calcext:value-type="float">
            <text:p>0.538497017767972</text:p>
          </table:table-cell>
          <table:table-cell table:style-name="ce2" office:value-type="float" office:value="1.13188422561756" calcext:value-type="float">
            <text:p>1.13188422561756</text:p>
          </table:table-cell>
          <table:table-cell table:style-name="ce2" office:value-type="float" office:value="1.17874532975862" calcext:value-type="float">
            <text:p>1.17874532975862</text:p>
          </table:table-cell>
          <table:table-cell table:style-name="ce2" office:value-type="float" office:value="1.23157967931408" calcext:value-type="float">
            <text:p>1.23157967931408</text:p>
          </table:table-cell>
          <table:table-cell table:style-name="ce2" office:value-type="float" office:value="1.27717002588867" calcext:value-type="float">
            <text:p>1.27717002588867</text:p>
          </table:table-cell>
          <table:table-cell table:style-name="ce2" office:value-type="float" office:value="1.31882076437803" calcext:value-type="float">
            <text:p>1.31882076437803</text:p>
          </table:table-cell>
          <table:table-cell table:style-name="ce2" office:value-type="float" office:value="8.0524650925494" calcext:value-type="float">
            <text:p>8.0524650925494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7">
      <number:hours/>
      <number:text>:</number:text>
      <number:minutes number:style="long"/>
    </number:time-style>
    <number:time-style style:name="N124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1">
      <number:month/>
      <number:text>/</number:text>
      <number:day/>
      <number:text>/</number:text>
      <number:year number:style="long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8:50:40</meta:creation-date>
    <dc:date>2024-01-24T20:03:45.904645327</dc:date>
    <meta:generator>LibreOffice/7.3.7.2$Linux_X86_64 LibreOffice_project/30$Build-2</meta:generator>
    <meta:editing-duration>PT3M55S</meta:editing-duration>
    <meta:editing-cycles>2</meta:editing-cycles>
    <meta:document-statistic meta:table-count="1" meta:cell-count="341" meta:object-count="0"/>
    <meta:user-defined meta:name="AppVersion">12.0000</meta:user-defined>
  </office:meta>
</office:document-meta>
</file>